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309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10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55" table:formula="of:=FREQUENCY([.D7:.D106];[.H7:.H6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matrix-columns-spanned="1" table:number-matrix-rows-spanned="6" table:formula="of:=FREQUENCY([.I8:.I61];[.J7:.J12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3M00S">
            <text:p>12:53:0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2H57M00S">
            <text:p>12:57:00</text:p>
          </table:table-cell>
          <table:table-cell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01M00S">
            <text:p>13:01: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05M00S">
            <text:p>13:05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09M00S">
            <text:p>13:09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17M00S">
            <text:p>13:17:00</text:p>
          </table:table-cell>
          <table:table-cell office:value-type="float" office:value="1">
            <text:p>1</text:p>
          </table:table-cell>
          <table:table-cell>
            <draw:frame table:end-cell-address="Sheet1.N40" table:end-x="0.8051in" table:end-y="0.0752in" draw:z-index="0" draw:style-name="gr1" draw:text-style-name="P1" svg:width="4.6134in" svg:height="4.6661in" svg:x="0.0559in" svg:y="0.0319in">
              <draw:object draw:notify-on-update-of-ranges="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21M00S">
            <text:p>13:2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25M00S">
            <text:p>13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29M00S">
            <text:p>13:2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33M00S">
            <text:p>13:33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3H41M00S">
            <text:p>13:4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3H45M00S">
            <text:p>13:4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3H53M00S">
            <text:p>13:5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3H57M00S">
            <text:p>13:5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4H05M00S">
            <text:p>14:0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4H09M00S">
            <text:p>14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4H17M00S">
            <text:p>14:1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4H21M00S">
            <text:p>14:2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29M00S">
            <text:p>14:2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4H33M00S">
            <text:p>14:3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37M00S">
            <text:p>14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4H41M00S">
            <text:p>14:4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4H45M00S">
            <text:p>14:4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4H53M00S">
            <text:p>14:53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4H57M00S">
            <text:p>14:5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5H01M00S">
            <text:p>15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5H05M00S">
            <text:p>15:0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5H09M00S">
            <text:p>15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 office:value-type="time" office:time-value="PT15H17M00S">
            <text:p>15:1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5H21M00S">
            <text:p>15:21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 office:value-type="time" office:time-value="PT15H25M00S">
            <text:p>15:2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 office:value-type="time" office:time-value="PT15H29M00S">
            <text:p>15:2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12M30S">
            <text:p>14:12:30</text:p>
          </table:table-cell>
          <table:table-cell table:style-name="ce3" office:value-type="time" office:time-value="PT00H08M19S">
            <text:p>00:08:19</text:p>
          </table:table-cell>
          <table:table-cell table:style-name="ce3" office:value-type="time" office:time-value="PT00H09M22S">
            <text:p>00:09:22</text:p>
          </table:table-cell>
          <table:table-cell table:style-name="ce9" office:value-type="time" office:time-value="PT15H33M00S">
            <text:p>15:3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 office:value-type="time" office:time-value="PT15H41M00S">
            <text:p>15:4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5H45M00S">
            <text:p>15:4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9" office:value-type="time" office:time-value="PT15H53M00S">
            <text:p>15:53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9" office:value-type="time" office:time-value="PT15H57M00S">
            <text:p>15:5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9" office:value-type="time" office:time-value="PT16H05M00S">
            <text:p>16:05:00</text:p>
          </table:table-cell>
          <table:table-cell table:style-name="ce2" office:value-type="float" office:value="2">
            <text:p>2</text:p>
          </table:table-cell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 office:value-type="time" office:time-value="PT16H09M00S">
            <text:p>16:09:00</text:p>
          </table:table-cell>
          <table:table-cell office:value-type="float" office:value="2">
            <text:p>2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 office:value-type="time" office:time-value="PT16H13M00S">
            <text:p>16:13:00</text:p>
          </table:table-cell>
          <table:table-cell office:value-type="float" office:value="5">
            <text:p>5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6H17M00S">
            <text:p>16:17:00</text:p>
          </table:table-cell>
          <table:table-cell office:value-type="float" office:value="0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 office:value-type="time" office:time-value="PT16H21M00S">
            <text:p>16:21:00</text:p>
          </table:table-cell>
          <table:table-cell office:value-type="float" office:value="2">
            <text:p>2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formula="of:=MAX([.I8:.I61]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formula="of:=MIN([.I8:.I6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table:formula="of:=MAX([.G7:.G106])" office:value-type="time" office:time-value="PT00H15M29S">
            <text:p>00:15:29</text:p>
          </table:table-cell>
          <table:table-cell table:number-columns-repeated="1017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03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03:53:31.19</dc:date>
    <meta:editing-duration>PT16H1M49S</meta:editing-duration>
    <meta:editing-cycles>66</meta:editing-cycles>
    <meta:generator>OpenOffice/4.1.1$Win32 OpenOffice.org_project/411m6$Build-9775</meta:generator>
    <meta:print-date>2019-10-20T03:53:07.52</meta:print-date>
    <meta:document-statistic meta:table-count="3" meta:cell-count="8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19cm" svg:height="11.853cm" xlink:href=".." xlink:type="simple" chart:class="chart:bar" chart:style-name="ch1">
        <chart:title svg:x="1cm" svg:y="0.373cm" chart:style-name="ch2">
          <text:p>Histogram of Frequency Distribution of Cj Arrivals</text:p>
        </chart:title>
        <chart:plot-area chart:style-name="ch3" table:cell-range-address="Sheet1.K7:Sheet1.K12" svg:x="1.272cm" svg:y="1.863cm" svg:width="9.979cm" svg:height="8.745cm">
          <chartooo:coordinate-region svg:x="1.893cm" svg:y="2.075cm" svg:width="9.358cm" svg:height="7.86cm"/>
          <chart:axis chart:dimension="x" chart:name="primary-x" chart:style-name="ch4">
            <chart:title svg:x="2.023cm" svg:y="10.846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6.91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K7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